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1pt" officeooo:rsid="00118cb6" officeooo:paragraph-rsid="00118cb6" style:font-size-asian="11pt" style:font-size-complex="11pt"/>
    </style:style>
    <style:style style:name="P2" style:family="paragraph" style:parent-style-name="Standard">
      <style:paragraph-properties fo:text-align="start" style:justify-single-word="false"/>
      <style:text-properties style:font-name="Calibri" fo:font-size="11pt" officeooo:rsid="00118cb6" officeooo:paragraph-rsid="0013cb57" style:font-size-asian="11pt" style:font-size-complex="11pt"/>
    </style:style>
    <style:style style:name="P3" style:family="paragraph" style:parent-style-name="Standard">
      <style:paragraph-properties fo:text-align="start" style:justify-single-word="false"/>
      <style:text-properties style:font-name="Calibri" fo:font-size="11pt" fo:font-weight="bold" officeooo:rsid="00118cb6" officeooo:paragraph-rsid="00118cb6"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Calibri" fo:font-size="11pt" fo:font-weight="bold" officeooo:rsid="0011cb75" officeooo:paragraph-rsid="0011cb75" fo:background-color="transparent"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Calibri" fo:font-size="11pt" fo:font-weight="bold" officeooo:rsid="0012ac36" officeooo:paragraph-rsid="0012ac36" fo:background-color="transparent"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Calibri" fo:font-size="11pt" officeooo:rsid="0011cb75" officeooo:paragraph-rsid="0011cb75" fo:background-color="#99ff66" style:font-size-asian="11pt" style:font-size-complex="11pt"/>
    </style:style>
    <style:style style:name="P7" style:family="paragraph" style:parent-style-name="Standard">
      <style:paragraph-properties fo:text-align="start" style:justify-single-word="false"/>
      <style:text-properties style:font-name="Calibri" fo:font-size="11pt" officeooo:rsid="0011cb75" officeooo:paragraph-rsid="0011cb75" fo:background-color="#ff00cc" style:font-size-asian="11pt" style:font-size-complex="11pt"/>
    </style:style>
    <style:style style:name="P8" style:family="paragraph" style:parent-style-name="Standard">
      <style:paragraph-properties fo:text-align="start" style:justify-single-word="false"/>
      <style:text-properties style:font-name="Calibri" fo:font-size="11pt" officeooo:rsid="0013cb57" officeooo:paragraph-rsid="0013cb57" fo:background-color="transparent" style:font-size-asian="11pt" style:font-size-complex="11pt"/>
    </style:style>
    <style:style style:name="P9" style:family="paragraph" style:parent-style-name="Standard">
      <style:paragraph-properties fo:text-align="start" style:justify-single-word="false"/>
      <style:text-properties style:font-name="Calibri" fo:font-size="11pt" officeooo:rsid="0011cb75" officeooo:paragraph-rsid="0011cb75" fo:background-color="transparent" style:font-size-asian="11pt" style:font-size-complex="11pt"/>
    </style:style>
    <style:style style:name="P10" style:family="paragraph" style:parent-style-name="Standard">
      <style:paragraph-properties fo:text-align="start" style:justify-single-word="false"/>
      <style:text-properties style:font-name="Calibri" fo:font-size="11pt" fo:font-weight="normal" officeooo:rsid="0011cb75" officeooo:paragraph-rsid="0011cb75"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Calibri" fo:font-size="11pt" fo:font-weight="normal" officeooo:rsid="0012ac36" officeooo:paragraph-rsid="0012ac36" fo:background-color="transparent"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Calibri" fo:font-size="11pt" fo:font-weight="normal" officeooo:rsid="0015ba6e" officeooo:paragraph-rsid="0015ba6e" fo:background-color="transparent"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style:font-name="Calibri" fo:font-size="12pt" fo:font-weight="bold" officeooo:rsid="00118cb6" officeooo:paragraph-rsid="00118cb6"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Calibri" fo:font-size="11pt" fo:font-weight="bold" officeooo:rsid="0013cb57" officeooo:paragraph-rsid="0013cb57"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Calibri" fo:font-size="11pt" officeooo:rsid="00118cb6" officeooo:paragraph-rsid="0011cb75" fo:background-color="transparent" style:font-size-asian="11pt" style:font-size-complex="11pt"/>
    </style:style>
    <style:style style:name="P16" style:family="paragraph" style:parent-style-name="Standard">
      <style:paragraph-properties fo:text-align="start" style:justify-single-word="false"/>
      <style:text-properties style:font-name="Calibri" fo:font-size="11pt" officeooo:rsid="00118cb6" officeooo:paragraph-rsid="00118cb6" fo:background-color="transparent" style:font-size-asian="11pt" style:font-size-complex="11pt"/>
    </style:style>
    <style:style style:name="P17" style:family="paragraph" style:parent-style-name="Standard">
      <style:paragraph-properties fo:text-align="start" style:justify-single-word="false"/>
      <style:text-properties style:font-name="Calibri" fo:font-size="11pt" officeooo:rsid="0011cb75" officeooo:paragraph-rsid="0011cb75" fo:background-color="#66ffff" style:font-size-asian="11pt" style:font-size-complex="11pt"/>
    </style:style>
    <style:style style:name="T1" style:family="text">
      <style:text-properties officeooo:rsid="0011cb75"/>
    </style:style>
    <style:style style:name="T2" style:family="text">
      <style:text-properties officeooo:rsid="0012ac36"/>
    </style:style>
    <style:style style:name="T3" style:family="text">
      <style:text-properties fo:font-weight="bold" style:font-weight-asian="bold" style:font-weight-complex="bold"/>
    </style:style>
    <style:style style:name="T4" style:family="text">
      <style:text-properties fo:font-weight="bold" officeooo:rsid="0012ac36" style:font-weight-asian="bold" style:font-weight-complex="bold"/>
    </style:style>
    <style:style style:name="T5" style:family="text">
      <style:text-properties fo:font-weight="bold" officeooo:rsid="0013cb57" style:font-weight-asian="bold" style:font-weight-complex="bold"/>
    </style:style>
    <style:style style:name="T6" style:family="text">
      <style:text-properties officeooo:rsid="0013cb57"/>
    </style:style>
    <style:style style:name="T7" style:family="text">
      <style:text-properties fo:background-color="transparent" loext:char-shading-value="0"/>
    </style:style>
    <style:style style:name="T8" style:family="text">
      <style:text-properties officeooo:rsid="0013cb57" fo:background-color="transparent" loext:char-shading-value="0"/>
    </style:style>
    <style:style style:name="T9" style:family="text">
      <style:text-properties officeooo:rsid="0015ba6e" fo:background-color="transparent" loext:char-shading-value="0"/>
    </style:style>
    <style:style style:name="T10" style:family="text">
      <style:text-properties officeooo:rsid="00196783" fo:background-color="transparent" loext:char-shading-value="0"/>
    </style:style>
    <style:style style:name="T11" style:family="text">
      <style:text-properties officeooo:rsid="00196783" fo:background-color="transparent" loext:char-shading-value="0"/>
    </style:style>
    <style:style style:name="T12" style:family="text">
      <style:text-properties fo:background-color="transparent" loext:char-shading-value="0"/>
    </style:style>
    <style:style style:name="T13" style:family="text">
      <style:text-properties officeooo:rsid="00196783"/>
    </style:style>
    <style:style style:name="T14" style:family="text">
      <style:text-properties fo:background-color="#ffff00" loext:char-shading-value="0"/>
    </style:style>
    <style:style style:name="T15" style:family="text">
      <style:text-properties officeooo:rsid="00196783" fo:background-color="#ffff00" loext:char-shading-value="0"/>
    </style:style>
    <style:style style:name="T16" style:family="text">
      <style:text-properties officeooo:rsid="0011cb75" fo:background-color="#ffff00" loext:char-shading-value="0"/>
    </style:style>
    <style:style style:name="T17" style:family="text">
      <style:text-properties fo:background-color="#ff0000" loext:char-shading-value="0"/>
    </style:style>
    <style:style style:name="T18" style:family="text">
      <style:text-properties officeooo:rsid="001a3f3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OP 100 – Advanced Researching Team (ART)</text:p>
      <text:p text:style-name="P1"><text:span text:style-name="T4">Description: <text:s/></text:span>The ART agent <text:span text:style-name="T13">uses</text:span> the Escalation Sheet to keep track of escalated <text:span text:style-name="T13">R</text:span>esolution, <text:span text:style-name="T13">S</text:span>ystem <text:span text:style-name="T13">D</text:span>elink, and <text:span text:style-name="T13">D</text:span>elink <text:span text:style-name="T13">tasks</text:span>. <text:s/>Tracking what has been escalated and finished, and what still needs work or can’t be moved. <text:s/>The actual working of the specific tasks are the same as the procedures used by all of the agents, but with no time restraints (within reason).</text:p>
      <text:p text:style-name="P1"/>
      <text:p text:style-name="P1"/>
      <text:p text:style-name="P2"><text:span text:style-name="T4">1. </text:span><text:span text:style-name="T5">Creating the Escalation Sheet</text:span></text:p>
      <text:p text:style-name="P14"/>
      <text:p text:style-name="P2">The Escalation Sheet for the current month will be created from the current Weekly Log template and placed in the Weekly Logs folder. <text:s/>At the end of the month, the <text:span text:style-name="T13">E</text:span>scalation <text:span text:style-name="T13">S</text:span>heet will be placed in the <text:span text:style-name="T13">A</text:span>rchive folder within the ART Team folder that is, in turn, within the Weekly Logs folder and a new sheet will be added to the Weekly Logs folder for the new month. <text:s/>If there is work in the escalation sheet at the end of the month, after creating the new sheet, the work from the old sheet must be completed before moving on to the new month’s work.</text:p>
      <text:p text:style-name="P1"/>
      <text:p text:style-name="P3"><text:span text:style-name="T2">2. </text:span>All escalations will be color coded. (<text:span text:style-name="T6">highlighted</text:span>/filled)</text:p>
      <text:p text:style-name="P1"/>
      <text:p text:style-name="P1"><text:tab/><text:span text:style-name="T13">2.1<text:tab/></text:span>Untouched and unfinished escalations will have “no fill” and be plain and clear.</text:p>
      <text:p text:style-name="P15"><text:tab/><text:span text:style-name="T13">2.2<text:tab/></text:span><text:span text:style-name="T14">Completed escalations will be filled with: Yellow</text:span><text:span text:style-name="T16">2 </text:span><text:span text:style-name="T1">(preferred, but any yellow will do) </text:span></text:p>
      <text:p text:style-name="P16"><text:tab/><text:span text:style-name="T13">2.3<text:tab/></text:span><text:span text:style-name="T17">Government escalations will be filled with: Red</text:span></text:p>
      <text:p text:style-name="P17"><text:span text:style-name="T12"><text:tab/></text:span><text:span text:style-name="T11">2.4<text:tab/></text:span>Immoveable and escalations needing client clarifications will be filled with: Cyan <text:span text:style-name="T12">(preferred, but <text:tab/><text:tab/>any light blue works)</text:span></text:p>
      <text:p text:style-name="P6"><text:span text:style-name="T12"><text:tab/></text:span><text:span text:style-name="T11">2.5<text:tab/></text:span>Worked on but uncompleted escalations will be filled with: Green<text:span text:style-name="T7"> </text:span><text:span text:style-name="T9">(an example would be a <text:tab/><text:tab/><text:tab/>global entity that has been created, but isn’t available until the next day)</text:span></text:p>
      <text:p text:style-name="P7"><text:span text:style-name="T12"><text:tab/></text:span><text:span text:style-name="T11">2.6<text:tab/></text:span>Anything classified as priority, should it be escalated to ART, will be filled with: Pink.<text:span text:style-name="T7"> </text:span><text:span text:style-name="T8">(This is <text:tab/><text:tab/><text:tab/>done by the CHT agents)</text:span></text:p>
      <text:p text:style-name="P8"/>
      <text:p text:style-name="P8">After all of the highlighting is done, make sure all colors are matching to each other.</text:p>
      <text:p text:style-name="P9"/>
      <text:p text:style-name="P9"><text:span text:style-name="T4">3. </text:span><text:span text:style-name="T3">Escalation Sheet Rundown</text:span></text:p>
      <text:p text:style-name="P4"/>
      <text:p text:style-name="P10">A <text:span text:style-name="T18">Final Report</text:span> of the <text:span text:style-name="T18">E</text:span>scalation <text:span text:style-name="T18">S</text:span>heet must be sent <text:span text:style-name="T2">via email </text:span>to the supervisor(s) and team lead(s) at the end of every month, and at the end of every week/day depending on volume (unusually high for the week = weekly; unusually high for the day = daily) and based on the ART agent’s <text:span text:style-name="T6">judgment.</text:span> Th<text:span text:style-name="T18">e Final Report</text:span> <text:span text:style-name="T18">is a summary of </text:span>escalations <text:span text:style-name="T18">per agent</text:span>. This can be created line by line, or by using the pivot table feature on the <text:span text:style-name="T18">E</text:span>xcel sheet. </text:p>
      <text:p text:style-name="P10"/>
      <text:p text:style-name="P5">ART Investigation Tips</text:p>
      <text:p text:style-name="P5"/>
      <text:p text:style-name="P11"><text:span text:style-name="T6">CHT agents are required to escalate work after 10-15 minutes of fruitless research in order to maintain the proper time to work ratio. </text:span>Remember that while an ART agent does not have to conform to the same time to work ratio that CHT agents must follow, work must be getting done in a timely manner. <text:span text:style-name="T6">If research has yielded absolutely no results in 20+ minutes(variable), it’s safe to make a decision at that point. It is up to the ART agent’s judgment to decide when to take decisive action.</text:span></text:p>
      <text:p text:style-name="P12">You can search phone numbers in Hoovers <text:span text:style-name="T18">as follows: <text:s/></text:span>1234567890 not 123-456-7890. <text:s text:c="2"/><text:span text:style-name="T18">A</text:span>dd a zip code to the end of the search, or variations of spelling. <text:s/>Use the extra time to be as creative as possible with your searches. Use multiple search engines, open multiple tabs, Google translate, etc. <text:s/>Cite multiple sources, and above all, be able to justify the amount of time spent per task. <text:s/>Spending a long time on a task and finding the ultimate parent is fine. <text:s/><text:span text:style-name="T18">S</text:span>pending 3 hours to create a global entity is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4:44:30.724000000</meta:creation-date>
    <dc:date>2016-05-18T15:38:09.234000000</dc:date>
    <meta:editing-duration>PT13M51S</meta:editing-duration>
    <meta:editing-cycles>3</meta:editing-cycles>
    <meta:generator>LibreOffice/5.1.1.3$Windows_x86 LibreOffice_project/89f508ef3ecebd2cfb8e1def0f0ba9a803b88a6d</meta:generator>
    <meta:document-statistic meta:table-count="0" meta:image-count="0" meta:object-count="0" meta:page-count="1" meta:paragraph-count="17" meta:word-count="576" meta:character-count="3285" meta:non-whitespace-character-count="2697"/>
  </office:meta>
</office:document-meta>
</file>